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824e3" officeooo:paragraph-rsid="000824e3"/>
    </style:style>
    <style:style style:name="P2" style:family="paragraph" style:parent-style-name="Text_20_body">
      <style:text-properties officeooo:rsid="00094913" officeooo:paragraph-rsid="00094913"/>
    </style:style>
    <style:style style:name="P3" style:family="paragraph" style:parent-style-name="Text_20_body">
      <style:text-properties officeooo:rsid="00094913" officeooo:paragraph-rsid="00096ed6"/>
    </style:style>
    <style:style style:name="P4" style:family="paragraph" style:parent-style-name="Text_20_body">
      <style:text-properties officeooo:rsid="00094913" officeooo:paragraph-rsid="0009b39f"/>
    </style:style>
    <style:style style:name="P5" style:family="paragraph" style:parent-style-name="Text_20_body">
      <style:text-properties officeooo:rsid="0009b39f" officeooo:paragraph-rsid="0009b39f"/>
    </style:style>
    <style:style style:name="P6" style:family="paragraph" style:parent-style-name="Text_20_body">
      <style:text-properties style:text-underline-style="solid" style:text-underline-width="auto" style:text-underline-color="font-color" officeooo:rsid="00094913" officeooo:paragraph-rsid="00094913"/>
    </style:style>
    <style:style style:name="P7" style:family="paragraph" style:parent-style-name="Text_20_body">
      <style:text-properties officeooo:rsid="000b8573" officeooo:paragraph-rsid="000b8573"/>
    </style:style>
    <style:style style:name="P8" style:family="paragraph" style:parent-style-name="Text_20_body">
      <style:text-properties officeooo:rsid="000c2165" officeooo:paragraph-rsid="000c2165"/>
    </style:style>
    <style:style style:name="P9" style:family="paragraph" style:parent-style-name="Text_20_body">
      <style:text-properties officeooo:rsid="000d1bd1" officeooo:paragraph-rsid="000d1bd1"/>
    </style:style>
    <style:style style:name="P10" style:family="paragraph" style:parent-style-name="Text_20_body">
      <style:text-properties officeooo:rsid="000f125a" officeooo:paragraph-rsid="000f125a"/>
    </style:style>
    <style:style style:name="P11" style:family="paragraph" style:parent-style-name="Text_20_body">
      <style:text-properties officeooo:rsid="000f1635" officeooo:paragraph-rsid="000f1635"/>
    </style:style>
    <style:style style:name="P12" style:family="paragraph" style:parent-style-name="Text_20_body">
      <style:text-properties officeooo:rsid="0010a4b7" officeooo:paragraph-rsid="0012ee4a"/>
    </style:style>
    <style:style style:name="P13" style:family="paragraph" style:parent-style-name="Text_20_body">
      <style:text-properties officeooo:rsid="00185dc4" officeooo:paragraph-rsid="00185dc4"/>
    </style:style>
    <style:style style:name="P14" style:family="paragraph" style:parent-style-name="Text_20_body">
      <style:text-properties officeooo:rsid="0019d16c" officeooo:paragraph-rsid="0019d16c"/>
    </style:style>
    <style:style style:name="P15" style:family="paragraph" style:parent-style-name="Text_20_body">
      <style:text-properties officeooo:rsid="001ba823" officeooo:paragraph-rsid="001ba823"/>
    </style:style>
    <style:style style:name="P16" style:family="paragraph" style:parent-style-name="Text_20_body">
      <style:text-properties officeooo:rsid="001c8b74" officeooo:paragraph-rsid="001c8b74"/>
    </style:style>
    <style:style style:name="P17" style:family="paragraph" style:parent-style-name="Text_20_body">
      <style:text-properties officeooo:rsid="001e3635" officeooo:paragraph-rsid="00210f5d"/>
    </style:style>
    <style:style style:name="P18" style:family="paragraph" style:parent-style-name="Text_20_body">
      <style:text-properties officeooo:rsid="00230668" officeooo:paragraph-rsid="00230668"/>
    </style:style>
    <style:style style:name="P19" style:family="paragraph" style:parent-style-name="Text_20_body">
      <style:text-properties officeooo:rsid="0027cb02" officeooo:paragraph-rsid="0027cb02"/>
    </style:style>
    <style:style style:name="P20" style:family="paragraph" style:parent-style-name="Text_20_body">
      <style:text-properties officeooo:rsid="0028d5bf" officeooo:paragraph-rsid="0028d5bf"/>
    </style:style>
    <style:style style:name="P21" style:family="paragraph" style:parent-style-name="Text_20_body">
      <style:text-properties officeooo:rsid="0028d5bf" officeooo:paragraph-rsid="0029370a"/>
    </style:style>
    <style:style style:name="P22" style:family="paragraph" style:parent-style-name="Text_20_body">
      <style:text-properties officeooo:rsid="0028d5bf" officeooo:paragraph-rsid="002b09fc"/>
    </style:style>
    <style:style style:name="P23" style:family="paragraph" style:parent-style-name="Text_20_body">
      <style:text-properties officeooo:rsid="0029370a" officeooo:paragraph-rsid="0029370a"/>
    </style:style>
    <style:style style:name="P24" style:family="paragraph" style:parent-style-name="Text_20_body">
      <style:text-properties officeooo:rsid="002b09fc" officeooo:paragraph-rsid="002b09fc"/>
    </style:style>
    <style:style style:name="P25" style:family="paragraph" style:parent-style-name="Text_20_body">
      <style:text-properties officeooo:rsid="001c8b74" officeooo:paragraph-rsid="001c8b74"/>
    </style:style>
    <style:style style:name="P26" style:family="paragraph" style:parent-style-name="Text_20_body">
      <style:text-properties officeooo:rsid="002ca2b4" officeooo:paragraph-rsid="002ca2b4"/>
    </style:style>
    <style:style style:name="P27" style:family="paragraph" style:parent-style-name="Text_20_body">
      <style:text-properties officeooo:rsid="002e29e3" officeooo:paragraph-rsid="002ca2b4"/>
    </style:style>
    <style:style style:name="P28" style:family="paragraph" style:parent-style-name="Text_20_body">
      <style:text-properties officeooo:rsid="002fe4f6" officeooo:paragraph-rsid="002fe4f6"/>
    </style:style>
    <style:style style:name="T1" style:family="text">
      <style:text-properties officeooo:rsid="00096ed6"/>
    </style:style>
    <style:style style:name="T2" style:family="text">
      <style:text-properties officeooo:rsid="0009b39f"/>
    </style:style>
    <style:style style:name="T3" style:family="text">
      <style:text-properties officeooo:rsid="000f1635"/>
    </style:style>
    <style:style style:name="T4" style:family="text">
      <style:text-properties officeooo:rsid="00110c0a"/>
    </style:style>
    <style:style style:name="T5" style:family="text">
      <style:text-properties officeooo:rsid="001f3c35"/>
    </style:style>
    <style:style style:name="T6" style:family="text">
      <style:text-properties officeooo:rsid="00210f5d"/>
    </style:style>
    <style:style style:name="T7" style:family="text">
      <style:text-properties officeooo:rsid="0025c5b9"/>
    </style:style>
    <style:style style:name="T8" style:family="text">
      <style:text-properties officeooo:rsid="0029370a"/>
    </style:style>
    <style:style style:name="T9" style:family="text">
      <style:text-properties officeooo:rsid="002b09fc"/>
    </style:style>
    <style:style style:name="T10" style:family="text">
      <style:text-properties officeooo:rsid="002fe4f6"/>
    </style:style>
    <style:style style:name="T11" style:family="text">
      <style:text-properties officeooo:rsid="003147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lated work</text:h>
      <text:p text:style-name="Text_20_body"/>
      <text:h text:style-name="Heading_20_3" text:outline-level="3">WebJail: Least-privilege Integration of Third-party Components inWeb Mashups</text:h>
      <text:p text:style-name="Text_20_body"/>
      <text:p text:style-name="P1">We want to integrate different mashups to getter to have a better web experience.</text:p>
      <text:p text:style-name="P1">We don’t program all those mashups together because that would take out the biggest advantage of those mash ups namely the fact you don’t have to reinvent the wheel every time. </text:p>
      <text:p text:style-name="P1">When you have the source code of the mash up you don’t want to inspect everything to make sure it does not do something evil. There are some tools that can help you secure it for example Caja or FBJS. </text:p>
      <text:p text:style-name="P1">Sometimes you don’t even have the source code of the mash up.</text:p>
      <text:p text:style-name="P1"/>
      <text:p text:style-name="P1">A good solution would be to perform Least privilege integration between different mash ups. Sadly this can’t be achieved with current inclusions technique like script inclusion and sandbox (iframe)</text:p>
      <text:p text:style-name="P1"/>
      <text:p text:style-name="P6">Same-Origin Policy (SOP)</text:p>
      <text:p text:style-name="P2">SOP <text:span text:style-name="T2">makes sure</text:span> that documents retrieved from one origin is not able to access <text:span text:style-name="T1">DOM elements</text:span> from a different origin. An origin is a triple that consists out of protocol, name, port. For example</text:p>
      <text:p text:style-name="P3"><text:a xlink:type="simple" xlink:href="http://evil.be/script.js" text:style-name="Internet_20_link" text:visited-style-name="Visited_20_Internet_20_Link">http://evil.be/script.js</text:a> should not be able to access <text:a xlink:type="simple" xlink:href="http://vub.ac.be/secret.html" text:style-name="Internet_20_link" text:visited-style-name="Visited_20_Internet_20_Link">http://vub.ac.be/grades.html</text:a> this because the origin the first origin (http,evil.be,80) differ<text:span text:style-name="T1">s from the second origin (http,vub.ac.be,80).</text:span></text:p>
      <text:p text:style-name="P5">With the use of document.domain the domain of a origin can be modified although this will only work if both documents change set it to the exact same value.</text:p>
      <text:p text:style-name="P5">All other access requests will be denied.</text:p>
      <text:p text:style-name="P4"><text:span text:style-name="T1">https://www.w3.org/Security/wiki/Same_Origin_Policy</text:span> <text:line-break/><text:a xlink:type="simple" xlink:href="https://code.google.com/archive/p/browsersec/wikis/Part2.wiki" text:style-name="Internet_20_link" text:visited-style-name="Visited_20_Internet_20_Link"><text:span text:style-name="T2">https://code.google.com/archive/p/browsersec/wikis/Part2.wiki</text:span></text:a></text:p>
      <text:p text:style-name="P4"/>
      <text:p text:style-name="P7">Script inclusion</text:p>
      <text:p text:style-name="P8">Sandboxed iframe integration</text:p>
      <text:p text:style-name="P8"/>
      <text:p text:style-name="P9"><text:tab/></text:p>
      <text:p text:style-name="P9"/>
      <text:p text:style-name="P9"/>
      <text:p text:style-name="P11"><text:soft-page-break/>runtime monitoring? </text:p>
      <text:p text:style-name="P9"/>
      <text:p text:style-name="P9">Static vs Dynamic analyses</text:p>
      <text:p text:style-name="P10">A common disjunction made when talking about <text:span text:style-name="T3">runtime monitoring</text:span> is static analyses and dynamic analyses. Static analyses <text:span text:style-name="T3">groups all the different methods that will examine the program code whiteout executing the program. Compiler optimization or taint analyses are examples of techniques that only rely on static analyses. Due to the halting problem static analyses uses abstractions of programs states to reason about it. (halting problem) Using abstraction or simplifying the problem helps us overcoming this problem but has the consequence that we might lose some information.</text:span></text:p>
      <text:p text:style-name="P12">Dynamic analyses <text:span text:style-name="T4">will execute the program code to examine the exact runtime behavior of a program. To be able to execute a program a <text:s/>input needs to be provided, as well as the output needs to be checked. <text:s/>This makes that acquiring coverage of all the possible execution paths is not trivial and time consuming. Also dynamic analyses has <text:s/>as a consequence that it can only go as fast as the programs run time. <text:s/></text:span></text:p>
      <text:p text:style-name="P12"/>
      <text:p text:style-name="P13">During this thesis we will focus on dynamic</text:p>
      <text:p text:style-name="P14">Link between reflection and dynamic analyses</text:p>
      <text:p text:style-name="P15">What is reflection </text:p>
      <text:p text:style-name="P17">Computational reflection provides programs the ability to reason about or modify itself at run time. <text:s/><text:span text:style-name="T6">There exist different types of reflection mostly depending on the degree of modifications allowed by the language. There are also different ways to implement reflection into a language. </text:span><text:line-break/><text:span text:style-name="T5">The first notion of reflection was made by Brain Cantwell Smith doctoral dissertation in 1982, nowadays a lot of language allow reflection for example: Smalltalk, C#, Javascript. </text:span></text:p>
      <text:p text:style-name="P18"><text:s/><text:span text:style-name="T7">An important development in the field of reflection was the paper of Brach about mirrors. A reflective API is called a mirror API when it satisfies three principles: </text:span></text:p>
      <text:p text:style-name="P20">Encapsulation: <text:s/><text:span text:style-name="T9">meta-level facilities should encapsulate their implementation</text:span></text:p>
      <text:p text:style-name="P20">Stratification: <text:span text:style-name="T9">meta-level facilities should be separated from base-level functionality.</text:span> </text:p>
      <text:p text:style-name="P22">Ontological correspondence: <text:span text:style-name="T9">This can be broken down into two smaller principles that combined will be called, the former s</text:span>tructural correspondence: <text:span text:style-name="T9">the structure of meta-level facilities should correspond to the structure of the language they manipulate.</text:span></text:p>
      <text:p text:style-name="P24">The latter named <text:span text:style-name="T8">Temporal correspondence: </text:span>meta-level APIs should be layered so as to distinguish between static and dynamic properties of the language they manipulate</text:p>
      <text:p text:style-name="P24">(taken from paper, how to reference correctly?)</text:p>
      <text:p text:style-name="P21"/>
      <text:p text:style-name="P20"/>
      <text:p text:style-name="P23"><text:soft-page-break/></text:p>
      <text:p text:style-name="P20"/>
      <text:p text:style-name="P19">This paper argues that meta-level functionality should be implemented separately from base-level functionality, using objects known as mirrors . </text:p>
      <text:p text:style-name="P19"/>
      <text:p text:style-name="P19"/>
      <text:p text:style-name="P16">Different type of reflection: </text:p>
      <text:p text:style-name="P16"><text:tab/></text:p>
      <text:p text:style-name="P16">Mirror based reflection</text:p>
      <text:p text:style-name="P26"/>
      <text:h text:style-name="Heading_20_2" text:outline-level="2">Caja</text:h>
      <text:p text:style-name="P26">Needed info:</text:p>
      <text:p text:style-name="P26">object-capability language</text:p>
      <text:p text:style-name="P27"/>
      <text:p text:style-name="P28">Caja is a tool developed by Google the idea of the tool was to find an easy way for programmers to safely incorporate untrusted plug ins into their web apps. <text:span text:style-name="T11">Caj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6:17:43.073561177</meta:creation-date>
    <dc:date>2016-05-31T12:23:33.470183394</dc:date>
    <meta:editing-duration>PT21H38M23S</meta:editing-duration>
    <meta:editing-cycles>6</meta:editing-cycles>
    <meta:generator>LibreOffice/5.1.1.2$Linux_X86_64 LibreOffice_project/10m0$Build-2</meta:generator>
    <meta:document-statistic meta:table-count="0" meta:image-count="0" meta:object-count="0" meta:page-count="3" meta:paragraph-count="38" meta:word-count="663" meta:character-count="4384" meta:non-whitespace-character-count="3735"/>
  </office:meta>
</office:document-meta>
</file>